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be5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be57" officeooo:paragraph-rsid="001cbe57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officeooo:rsid="001e16cb" officeooo:paragraph-rsid="001e16c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e16cb" officeooo:paragraph-rsid="001e16c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0ba81" officeooo:paragraph-rsid="0020ba81" style:font-weight-asian="bold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bold" officeooo:rsid="0020ba81" officeooo:paragraph-rsid="0020ba81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1cbe57" officeooo:paragraph-rsid="001cbe5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54cb8" officeooo:paragraph-rsid="00254cb8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20ba81"/>
    </style:style>
    <style:style style:name="P10" style:family="paragraph" style:parent-style-name="Standard">
      <style:paragraph-properties fo:text-align="justify" style:justify-single-word="false"/>
      <style:text-properties officeooo:paragraph-rsid="0020ba81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ba81" officeooo:paragraph-rsid="0020ba81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bold" officeooo:rsid="0020ba81" officeooo:paragraph-rsid="0020ba81" style:font-weight-asian="bold" style:font-weight-complex="bold"/>
    </style:style>
    <style:style style:name="P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20ba81" officeooo:paragraph-rsid="0020ba81" style:font-weight-asian="bold" style:font-weight-complex="bold"/>
    </style:style>
    <style:style style:name="P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214270" officeooo:paragraph-rsid="0021427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4270" officeooo:paragraph-rsid="00214270" style:font-weight-asian="bold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229e2f" officeooo:paragraph-rsid="00229e2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42a7b" officeooo:paragraph-rsid="00242a7b" style:font-weight-asian="bold" style:font-weight-complex="bold"/>
    </style:style>
    <style:style style:name="P18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fo:font-weight="bold" officeooo:rsid="00243a5f" officeooo:paragraph-rsid="00243a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e5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0ba81" style:font-weight-asian="normal" style:font-weight-complex="normal"/>
    </style:style>
    <style:style style:name="T7" style:family="text">
      <style:text-properties style:text-underline-style="none" fo:font-weight="normal" officeooo:rsid="00229e2f" style:font-weight-asian="normal" style:font-weight-complex="normal"/>
    </style:style>
    <style:style style:name="T8" style:family="text">
      <style:text-properties style:text-underline-style="none" fo:font-weight="normal" officeooo:rsid="00254cb8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20ba8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42a7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NTRODUCTION À L’ARCHIVAGE NUMÉRIQUE</text:span></text:p>
      <text:p text:style-name="P2"/>
      <text:p text:style-name="P8">(il faut se bouffer des normes au kilotonne si on veut faire de l’archivage numérique)</text:p>
      <text:p text:style-name="P11">intro vague</text:p>
      <text:list xml:id="list3063823884" text:style-name="L1">
        <text:list-item>
          <text:p text:style-name="P7">un <text:span text:style-name="T1">document numérique / donnée numérique</text:span>, c’est</text:p>
          <text:list>
            <text:list-item>
              <text:p text:style-name="P7">un support</text:p>
            </text:list-item>
            <text:list-item>
              <text:p text:style-name="P7">un train binaire (E d’infos binaires, et donc un système d’encodage qui permet de rendre le train binaire lisible)</text:p>
            </text:list-item>
            <text:list-item>
              <text:p text:style-name="P7">des métadonnées</text:p>
            </text:list-item>
            <text:list-item>
              <text:p text:style-name="P7">des référentiels</text:p>
            </text:list-item>
          </text:list>
        </text:list-item>
        <text:list-item>
          <text:p text:style-name="P3">l’archivage numérique du point de vue conceptuel</text:p>
          <text:list>
            <text:list-item>
              <text:p text:style-name="P3"><text:span text:style-name="T3">théorie de l’information : réfléchir à la diminution informationnelle de l’archive numérique + décorrélation support/contenu</text:span></text:p>
            </text:list-item>
            <text:list-item>
              <text:p text:style-name="P3"><text:span text:style-name="T3">théorie archivistique :</text:span></text:p>
              <text:list>
                <text:list-item>
                  <text:p text:style-name="P3"><text:span text:style-name="T3">réinterroger notion de fonds et de producteur</text:span></text:p>
                </text:list-item>
                <text:list-item>
                  <text:p text:style-name="P3"><text:span text:style-name="T3">modification des modalités de recherche, de mise à disposition et description des données</text:span></text:p>
                </text:list-item>
              </text:list>
            </text:list-item>
          </text:list>
        </text:list-item>
      </text:list>
      <text:p text:style-name="P4"><text:span text:style-name="T3"/></text:p>
      <text:p text:style-name="P10"><text:span text:style-name="T9">une approche fonctionnelle : les archives numériques comme </text:span><text:span text:style-name="T10">logiciel</text:span><text:span text:style-name="T9"> et le service d’archivage éléctronique (SAE)</text:span></text:p>
      <text:list xml:id="list1308077277" text:style-name="L2">
        <text:list-item>
          <text:p text:style-name="P12"><text:span text:style-name="T5">SAE font l’objet d’une </text:span><text:span text:style-name="T4">norme NF...</text:span></text:p>
        </text:list-item>
        <text:list-item>
          <text:p text:style-name="P12"><text:span text:style-name="T5">basé sur </text:span><text:span text:style-name="T4">OAIS</text:span></text:p>
        </text:list-item>
        <text:list-item>
          <text:p text:style-name="P12"><text:span text:style-name="T4">fonctionnalités nécessaires </text:span><text:span text:style-name="T5">:</text:span></text:p>
          <text:list>
            <text:list-item>
              <text:p text:style-name="P12"><text:span text:style-name="T5">gestion du cycle de vie</text:span></text:p>
            </text:list-item>
            <text:list-item>
              <text:p text:style-name="P12"><text:span text:style-name="T5">tracabilité et sécurité des données</text:span></text:p>
            </text:list-item>
            <text:list-item>
              <text:p text:style-name="P12"><text:span text:style-name="T5">interopérabilité et réversibilité</text:span></text:p>
            </text:list-item>
            <text:list-item>
              <text:p text:style-name="P9"><text:span text:style-name="T6">traitement de la donnée, du versement <text:s/>à la restitution : collecte, classement et description, conversation, communication/accès/élimination</text:span></text:p>
            </text:list-item>
          </text:list>
        </text:list-item>
        <text:list-item>
          <text:p text:style-name="P6"><text:span text:style-name="T4">pas monolithique </text:span><text:span text:style-name="T5">:</text:span></text:p>
          <text:list>
            <text:list-item>
              <text:p text:style-name="P6"><text:span text:style-name="T5">composé de briques fonctionnelles gérées par différentes organisations</text:span></text:p>
            </text:list-item>
            <text:list-item>
              <text:p text:style-name="P6"><text:span text:style-name="T5">une partie des fonctions peuvent être déportées au niveau des organisateurs</text:span></text:p>
            </text:list-item>
          </text:list>
        </text:list-item>
      </text:list>
      <text:p text:style-name="P5"><text:span text:style-name="T5"/></text:p>
      <text:p text:style-name="P10"><text:span text:style-name="T9">l’approche service : les archives numériques comme service </text:span><text:span text:style-name="T10">au sein des archives</text:span></text:p>
      <text:list xml:id="list3478743375" text:style-name="L3">
        <text:list-item>
          <text:p text:style-name="P13"><text:span text:style-name="T4">l’état de l’art du SAE service </text:span><text:span text:style-name="T5">:</text:span></text:p>
          <text:list>
            <text:list-item>
              <text:p text:style-name="P13"><text:span text:style-name="T5">matériels : la base, avoir une infrastructure technique, des ordis pour gérer les données numériques</text:span></text:p>
            </text:list-item>
            <text:list-item>
              <text:p text:style-name="P13"><text:span text:style-name="T5">logiciels : avoir un SAE qui tient debout</text:span></text:p>
            </text:list-item>
            <text:list-item>
              <text:p text:style-name="P13"><text:span text:style-name="T5">processus : avoir des chaînes de traitement de la donnée</text:span></text:p>
            </text:list-item>
            <text:list-item>
              <text:p text:style-name="P14"><text:span text:style-name="T5">acteurs : avoir des agents dédiés</text:span><text:span text:style-name="T7">+formés</text:span><text:span text:style-name="T5"> à la gestion du SAE</text:span></text:p>
            </text:list-item>
            <text:list-item>
              <text:p text:style-name="P16"><text:span text:style-name="T5">référentiel documentaire : n’E pas au SAE en tant que tel, mais met sur papier tout le fonctionnement du SAE service en tant qu’écosystème</text:span></text:p>
            </text:list-item>
          </text:list>
        </text:list-item>
        <text:list-item>
          <text:p text:style-name="P14"><text:span text:style-name="T5">dans les services d’archives, on a en général les matériels et logiciels, parfois des processus mais rarement des acteurices dédiées et formés</text:span></text:p>
        </text:list-item>
      </text:list>
      <text:p text:style-name="P15"><text:span text:style-name="T5"/></text:p>
      <text:p text:style-name="P17">les approches techniques</text:p>
      <text:list xml:id="list3860275678" text:style-name="L4">
        <text:list-item>
          <text:p text:style-name="P18"><text:span text:style-name="T5">connaître les logiciels et savoir rédiger des cahiers des charges</text:span></text:p>
        </text:list-item>
        <text:list-item>
          <text:p text:style-name="P18"><text:span text:style-name="T5">faire attention à l’interopérabilité</text:span></text:p>
        </text:list-item>
        <text:list-item>
          <text:p text:style-name="P18"><text:span text:style-name="T5">définir des exigences à l’entrée du SAE : </text:span></text:p>
          <text:list>
            <text:list-item>
              <text:p text:style-name="P18"><text:span text:style-name="T5">définir la manière dont les données numériques seront intégrées (forme du paquet d’information, métadonnées…)</text:span></text:p>
            </text:list-item>
            <text:list-item>
              <text:p text:style-name="P18"><text:span text:style-name="T5">contrôles doivent être effectués au regard des exigences du SAE, du SEDA et d’exigences métiers (normes archivistiques etc</text:span><text:span text:style-name="T8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3:15:26.606082332</meta:creation-date>
    <dc:date>2021-11-22T15:31:21.370330084</dc:date>
    <meta:editing-duration>PT44M1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374" meta:character-count="2325" meta:non-whitespace-character-count="2019"/>
  </office:meta>
</office:document-meta>
</file>